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BUSTAMANTE VILLANUEVA, FLOR DEISY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BUSTAMANTE VILLANUEVA, FLOR DEIS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6362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35:2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